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d1c7" officeooo:paragraph-rsid="0000d1c7"/>
    </style:style>
    <style:style style:name="P2" style:family="paragraph" style:parent-style-name="Standard">
      <style:text-properties officeooo:rsid="0000d1c7" officeooo:paragraph-rsid="00034f84"/>
    </style:style>
    <style:style style:name="P3" style:family="paragraph" style:parent-style-name="Standard">
      <style:text-properties officeooo:rsid="0002980a" officeooo:paragraph-rsid="0000d1c7"/>
    </style:style>
    <style:style style:name="P4" style:family="paragraph" style:parent-style-name="Standard">
      <style:text-properties officeooo:rsid="0002980a" officeooo:paragraph-rsid="0002980a"/>
    </style:style>
    <style:style style:name="P5" style:family="paragraph" style:parent-style-name="Standard">
      <style:text-properties officeooo:rsid="0002980a" officeooo:paragraph-rsid="00034f84"/>
    </style:style>
    <style:style style:name="P6" style:family="paragraph" style:parent-style-name="Standard">
      <style:text-properties officeooo:rsid="0002980a" officeooo:paragraph-rsid="00035d91"/>
    </style:style>
    <style:style style:name="P7" style:family="paragraph" style:parent-style-name="Standard">
      <style:text-properties officeooo:rsid="00034f84" officeooo:paragraph-rsid="00034f84"/>
    </style:style>
    <style:style style:name="P8" style:family="paragraph" style:parent-style-name="Standard">
      <style:text-properties fo:font-weight="bold" officeooo:rsid="00034f84" officeooo:paragraph-rsid="00034f84" style:font-weight-asian="bold" style:font-weight-complex="bold"/>
    </style:style>
    <style:style style:name="P9" style:family="paragraph" style:parent-style-name="Standard">
      <style:text-properties fo:font-weight="bold" officeooo:rsid="00034f84" officeooo:paragraph-rsid="00049e3e" style:font-weight-asian="bold" style:font-weight-complex="bold"/>
    </style:style>
    <style:style style:name="P10" style:family="paragraph" style:parent-style-name="Standard">
      <style:text-properties fo:font-weight="normal" officeooo:rsid="00034f84" officeooo:paragraph-rsid="00034f84" style:font-weight-asian="normal" style:font-weight-complex="normal"/>
    </style:style>
    <style:style style:name="P11" style:family="paragraph" style:parent-style-name="Standard">
      <style:text-properties fo:font-weight="normal" officeooo:rsid="00035d91" officeooo:paragraph-rsid="00035d91" style:font-weight-asian="normal" style:font-weight-complex="normal"/>
    </style:style>
    <style:style style:name="P12" style:family="paragraph" style:parent-style-name="Standard">
      <style:text-properties fo:font-weight="normal" officeooo:rsid="00035d91" officeooo:paragraph-rsid="00049e3e" style:font-weight-asian="normal" style:font-weight-complex="normal"/>
    </style:style>
    <style:style style:name="P13" style:family="paragraph" style:parent-style-name="Standard">
      <style:text-properties fo:font-size="20pt" fo:font-weight="bold" officeooo:rsid="00034f84" officeooo:paragraph-rsid="00034f84" style:font-size-asian="20pt" style:font-weight-asian="bold" style:font-size-complex="20pt" style:font-weight-complex="bold"/>
    </style:style>
    <style:style style:name="P14" style:family="paragraph" style:parent-style-name="Standard">
      <style:text-properties fo:font-weight="normal" officeooo:rsid="00034f84" officeooo:paragraph-rsid="00034f84" style:font-weight-asian="normal" style:font-weight-complex="normal"/>
    </style:style>
    <style:style style:name="P15" style:family="paragraph" style:parent-style-name="Standard">
      <style:text-properties officeooo:rsid="00034f84" officeooo:paragraph-rsid="00035d91"/>
    </style:style>
    <style:style style:name="T1" style:family="text">
      <style:text-properties officeooo:rsid="00034f84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officeooo:rsid="00035d91"/>
    </style:style>
    <style:style style:name="T4" style:family="text">
      <style:text-properties officeooo:rsid="00049e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uarios:</text:p>
      <text:p text:style-name="P1"><text:tab/>Internos:</text:p>
      <text:p text:style-name="P1"><text:tab/>Encargados: Acceso a todo.</text:p>
      <text:p text:style-name="P1"><text:tab/>Revisor: Checar documentación, Llenar información de revisión.</text:p>
      <text:p text:style-name="P1"><text:tab/>Dibujante: Dibuja, captura información.</text:p>
      <text:p text:style-name="P1"><text:tab/></text:p>
      <text:p text:style-name="P1"><text:tab/>Externos:</text:p>
      <text:p text:style-name="P1"><text:tab/>Clientes(Peritos): Darse de alta, revisa información, imprimir pantallas.</text:p>
      <text:p text:style-name="P1"><text:tab/>Usuarios(Clientes de peritos): Capturan información, solicitan servicio.</text:p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oft-page-break/><text:span text:style-name="T2">PANTALLAS</text:span>:</text:p>
      <text:p text:style-name="P1"/>
      <text:p text:style-name="P1">Inicio: </text:p>
      <text:p text:style-name="P1">Página de inicio, con botón para registro para usuarios.</text:p>
      <text:p text:style-name="P1"/>
      <text:p text:style-name="P3"/>
      <text:p text:style-name="P8">Usuarios*</text:p>
      <text:p text:style-name="P10"><text:tab/>Perfil:</text:p>
      <text:p text:style-name="P5">1.- Registro(Nombre, apellido paterno, apellido materno, Empresa, Tipo de cliente(Inmobiliaria, Particular, Brocker, Corredor, Asesor certificado), email, celular, tel de oficina(opcional), foto perfil(Opcional), apodo(opcional)).</text:p>
      <text:p text:style-name="P2"/>
      <text:p text:style-name="P5">2.- Inicia sesión: Entra al Perfil de usuario(Foto de perfil, “Hola @nombre carga tu foto de perfil”, bienvenido miembro de “@empresa”, Cargar logo de empresa, Registro de su actividad(Servicios realizados)).</text:p>
      <text:p text:style-name="P5"/>
      <text:p text:style-name="P5">Sección de inicio de Usuario</text:p>
      <text:p text:style-name="P5">*Logo de empresa de fondo de pantalla.</text:p>
      <text:p text:style-name="P5">*Mis antecedentes(Menú de hamburguesa): En Proceso, Finalizados, Cancelados.</text:p>
      <text:p text:style-name="P5"/>
      <text:p text:style-name="P6">*<text:span text:style-name="T3">Footer---</text:span></text:p>
      <text:p text:style-name="P15">Que servicio necesitas? (Texto abajo).</text:p>
      <text:p text:style-name="P5"><text:tab/><text:span text:style-name="T1">Botones: Infonavit, Fovisste, Avalúo Traslad de dominio, Avaluo comercial, Estimación de valor, Plano catastral.</text:span></text:p>
      <text:p text:style-name="P10"/>
      <text:p text:style-name="P11">Infonavit, <text:span text:style-name="T4">Fovissste,TD ó Catastral, Avaluo comercial, Estimación de valor, Plano catastral</text:span>:</text:p>
      <text:p text:style-name="P11"><text:tab/>Etapa 1: Solicitud de avalúo: PENDIENTE EMMA.</text:p>
      <text:p text:style-name="P11"><text:tab/>Etapa 2: Carga de documentos: PENDIENTE EMMA.</text:p>
      <text:p text:style-name="P11"><text:tab/>Etapa 3: Selección de ubicación de inmueble en google Maps.</text:p>
      <text:p text:style-name="P11"><text:tab/>Etapa 4: Fotos del inmueble.</text:p>
      <text:p text:style-name="P11"><text:tab/><text:span text:style-name="T4">Etapa 5: Servicio finalizado(Asignación).</text:span></text:p>
      <text:p text:style-name="P11"/>
      <text:p text:style-name="P11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*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20:08:51.753968363</meta:creation-date>
    <meta:editing-duration>PT25S</meta:editing-duration>
    <meta:editing-cycles>2</meta:editing-cycles>
    <meta:generator>LibreOffice/6.4.7.2$Linux_X86_64 LibreOffice_project/40$Build-2</meta:generator>
    <dc:date>2021-12-22T20:09:15.714748897</dc:date>
    <meta:document-statistic meta:table-count="0" meta:image-count="0" meta:object-count="0" meta:page-count="3" meta:paragraph-count="29" meta:word-count="184" meta:character-count="1455" meta:non-whitespace-character-count="1283"/>
  </office:meta>
</office:document-meta>
</file>